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style:font-name="Verdana1"/>
    </style:style>
    <style:style style:name="T2" style:family="text">
      <style:text-properties style:font-name="Verdana1" fo:font-weight="bold"/>
    </style:style>
    <style:style style:name="T3" style:family="text">
      <style:text-properties style:font-name="Verdana1" style:text-underline-style="solid" style:text-underline-width="auto" style:text-underline-color="font-color"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66" style:font-name="Verdana1"/>
    </style:style>
    <style:style style:name="T6" style:family="text">
      <style:text-properties fo:color="#000066" style:font-name="Verdana1" fo:font-weight="bold"/>
    </style:style>
    <style:style style:name="T7" style:family="text">
      <style:text-properties fo:color="#000066" style:font-name="Verdana1" style:text-underline-style="solid" style:text-underline-width="auto" style:text-underline-color="font-color" fo:font-weight="bold"/>
    </style:style>
    <style:style style:name="T8" style:family="text">
      <style:text-properties style:text-underline-style="solid" style:text-underline-width="auto" style:text-underline-color="font-color" fo:font-weight="bold"/>
    </style:style>
    <style:style style:name="T9" style:family="text">
      <style:text-properties fo:color="#660066" style:font-name="Verdana1"/>
    </style:style>
    <style:style style:name="T10" style:family="text">
      <style:text-properties fo:color="#660066" style:font-name="Verdana1" style:text-underline-style="solid" style:text-underline-width="auto" style:text-underline-color="font-color" fo:font-weight="bold"/>
    </style:style>
    <style:style style:name="T11" style:family="text">
      <style:text-properties fo:color="#000080" style:font-name="Verdana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4">BBQ Crockpot Meatballs<text:line-break/></text:span><text:line-break/>2#’s hamburger<text:line-break/>2 slices homemade wheat bread, cubed<text:line-break/>2 eggs<text:line-break/>½ small onion, chopped or amount to taste<text:line-break/>½ to 1 teaspoon Spike or seasoning salt <text:line-break/>salt and pepper, as desired<text:line-break/><text:line-break/>Sauce:<text:line-break/>1 cup barbeque sauce, homemade preferred <text:line-break/>1 cup peach jam, or apricot will also work <text:line-break/><text:line-break/>To make meatballs combine hamburger, bread cubes, eggs, onion, salt, pepper and seasoning salt. Form into small balls and put in an 11x15 pan. Bake for 20 minutes or until a meatball cut in half is completely cooked through.<text:line-break/><text:line-break/>Prepare sauce by mixing together bbq sauce and jam. When I made this recipe I used my own homemade bbq sauce and my own homemade jam.. it was delicious!<text:line-break/><text:line-break/>After meatballs have cooked lift them out of the pan and place in crockpot. Pour sauce over them. Cover and cook on low for 4 hou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mic Sans MS" svg:font-family="'Comic Sans MS'"/>
    <style:font-face style:name="Mangal1" svg:font-family="Mangal"/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Verdana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Verdana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Verdana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rystal Miller</meta:initial-creator>
    <meta:creation-date>2017-05-06T17:59:08.21</meta:creation-date>
    <dc:date>2017-05-06T18:18:23.37</dc:date>
    <dc:creator>Crystal Miller</dc:creator>
    <meta:editing-duration>PT1M25S</meta:editing-duration>
    <meta:editing-cycles>1</meta:editing-cycles>
    <meta:generator>OpenOffice/4.1.1$Win32 OpenOffice.org_project/411m6$Build-9775</meta:generator>
    <meta:document-statistic meta:table-count="0" meta:image-count="0" meta:object-count="0" meta:page-count="1" meta:paragraph-count="1" meta:word-count="144" meta:character-count="801"/>
  </office:meta>
</office:document-meta>
</file>